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/>
      <style:text-properties officeooo:rsid="0011ddd4" officeooo:paragraph-rsid="0011ddd4"/>
    </style:style>
    <style:style style:name="P2" style:family="paragraph" style:parent-style-name="Standard">
      <style:paragraph-properties fo:margin-top="0in" fo:margin-bottom="0.0783in" style:contextual-spacing="false"/>
      <style:text-properties officeooo:rsid="0011d2b4" officeooo:paragraph-rsid="0011d2b4"/>
    </style:style>
    <style:style style:name="T1" style:family="text">
      <style:text-properties officeooo:rsid="00133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</text:p>
      <text:p text:style-name="P2"/>
      <text:p text:style-name="P2"/>
      <text:p text:style-name="P1"><text:span text:style-name="T1">The empty lines above is a separate text node</text:span><text:line-break/><text:line-break/><text:line-break/><text:span text:style-name="T1">The empty lines above are part of the same node as the text line abov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6</meta:editing-cycles>
    <meta:editing-duration>PT18M1S</meta:editing-duration>
    <dc:title>Document met titel</dc:title>
    <dc:date>2022-10-12T18:17:25.927736505</dc:date>
    <meta:generator>LibreOfficeDev/7.5.0.0.alpha0$Linux_X86_64 LibreOffice_project/0d0d3bd681a68bedef4e452964926b3455298ed7</meta:generator>
    <meta:document-statistic meta:table-count="0" meta:image-count="0" meta:object-count="0" meta:page-count="1" meta:paragraph-count="2" meta:word-count="25" meta:character-count="122" meta:non-whitespace-character-count="97"/>
  </office:meta>
</office:document-meta>
</file>